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4.1665in"/>
    </style:style>
    <style:style style:name="co6" style:family="table-column">
      <style:table-column-properties fo:break-before="auto" style:column-width="5.589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ic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IQ-6, Finance-4, Mathematics (Statistics)-5, Merchant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DX-6, Aerobatics-4, Aquabatic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IQ-5, Performance-2, Public Speak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Merchant-3</text:p>
          </table:table-cell>
          <table:table-cell office:value-type="string" calcext:value-type="string">
            <text:p>IQ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robatic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DX-6, Acrobatics-4, Aquabatic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shipman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 Handling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 Handling (Big Ca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 Handling (Dog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 Handling (Equ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 Handling (Rapto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hropology (@Specie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6, Paleontology (Paleoanthropology)-2, Soc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uabatic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DX-6, Acrobatics-4, Aerobatic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aeolo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5, Engineer (Civil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Barony, County, Duchy, or Small Nation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Barony, County, Duchy, or Small Nation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Cit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City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Galax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Galaxy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Interplanetary State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Interplanetary State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Large Nation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Large Nation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Planet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Planet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Rural Area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Rural Area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Urban Neighborhood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Urban Neighborhood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Village or Town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Knowledge (@Village or Town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 Loc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Jud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 Loc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Wrestling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@Armor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Battlesuit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Battlesui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Battlesuit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Body Arm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Body Armor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Force Shie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Force Shield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Heavy Weap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Heavy Weapon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Melee Weap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Melee Weapon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Missile Weap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Missile Weapon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Small Arm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Small Arms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oury (Vehicular Arm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Vehicular Armor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@Weapon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Beam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Bomb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Cann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Catapul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Guided Missi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llery (Torpedo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@Art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Body Art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4, Artist (Drawing)-4, Artist (Illumination)-4, Artist (Painting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Calligraph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Drawing)-2, Artist (Illumination)-2, Artist (Painting)-2, Artist (Body Art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Draw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2, Artist (Illumination)-2, Artist (Painting)-2, Artist (Body Art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Illumination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2, Artist (Drawing)-2, Artist (Painting)-2, Artist (Body Art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Illusion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Interior Decorat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chitecture-3, Artist (Scene Design)-4, Artist (Woodworking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Paint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2, Artist (Drawing)-2, Artist (Illumination)-2, Artist (Body Art)-4, Artsi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Potter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Scene Design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chitecture-3, Artist (Interior Decorating)-4, Artist (Woodworking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Sculpt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 (Woodwork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Carpentry-3, Artist (Interior Decorating)-4, Artist (Scene Design)-4, Art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hypnosis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Medit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e/Mac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Two-Handed Axe/Mace-3, Flail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67</text:p>
          </table:table-cell>
          <table:table-cell office:value-type="string" calcext:value-type="string">
            <text:p>Karat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tender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Carous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Diving Suit-4, Vacc Suit-2, NBC Suit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m Weapons (@Weapo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, Guns (Pistol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m Weapons (Pistol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, Guns (Pistol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m Weapons (Projecto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m Weapons (Rifl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, Guns (Rifle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cycl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4, Driving (Motorcycle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engineering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engineering (Clon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engineering (Genetic Engineer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engineering (Tissue Engineer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@Specialty@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Biochemistr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Botan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Earthlike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Ec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Gas Giant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Genetic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Hostile Terrestrial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Ice Dwarf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Ice World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Marine Bi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Microbi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Rock World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logy (Zo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ind Fighting</text:p>
          </table:table-cell>
          <table:table-cell office:value-type="string" calcext:value-type="string">
            <text:p>Per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wpip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ting (@Boat class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Boating (Motorboat)-2, Boating (Sailboat)-4, Boating (Unpowered)-4, Seamanship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ting (Large Powerboa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Boating (Motorboat)-2, Boating (Sailboat)-4, Boating (Unpowered)-4, Seamanship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ting (Motorboa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Boating (Large Powerboat)-2, Boating (Sailboat)-3, Boating (Unpowered)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ting (Sailboa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Boating (Large Powerboat)-4, Boating (Motorboat)-3, Boating (Unpowered)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ting (Unpowered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5</text:p>
          </table:table-cell>
          <table:table-cell office:value-type="string" calcext:value-type="string">
            <text:p>DX-5, Boating (Large Powerboat)-4, Boating (Motorboat)-3, Boating (Sailboat)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Control</text:p>
          </table:table-cell>
          <table:table-cell office:value-type="string" calcext:value-type="string">
            <text:p>HT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 Language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 office:value-type="string" calcext:value-type="string">
            <text:p>Detect Lies-4, Psych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 Sens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 office:value-type="string" calcext:value-type="string">
            <text:p>DX-6, Acrobatics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las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office:value-type="string" calcext:value-type="string">
            <text:p>DX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x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Hack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wash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wl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king Blow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th Control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Force Sword-4, Rapier-4, Saber-4, Shortsword-2, Two-Handed Sword-4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4, Survival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using</text:p>
          </table:table-cell>
          <table:table-cell office:value-type="string" calcext:value-type="string">
            <text:p>HT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HT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ntry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ograph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5, Geography-2, Mathematics (Surveying)-2, Navig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6, Alchem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ke Hol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69</text:p>
          </table:table-cell>
          <table:table-cell office:value-type="string" calcext:value-type="string">
            <text:p>Judo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ke Hol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69</text:p>
          </table:table-cell>
          <table:table-cell office:value-type="string" calcext:value-type="string">
            <text:p>Wrestl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mb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DX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DX-5, Net-4, Shiel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bat Art (@Average Skill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Average Skill@-3, Combat Sport (@Average Skill@)-3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at Art (@Easy Skill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Easy Skill@-3, Combat Sport (@Easy Skill@)-3</text:p>
          </table:table-cell>
          <table:table-cell office:value-type="string" calcext:value-type="string">
            <text:p>DX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at Art (@Hard Skill@)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Hard Skill@-3, Combat Sport (@Hard Skill@)-3</text:p>
          </table:table-cell>
          <table:table-cell office:value-type="string" calcext:value-type="string">
            <text:p>DX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at Sport (@Average Skill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Average Skill@-3, Combat Art (@Average Skill@)-3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at Sport (@Easy Skill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Easy Skill@-3, Combat Art (@Easy Skill@)-3</text:p>
          </table:table-cell>
          <table:table-cell office:value-type="string" calcext:value-type="string">
            <text:p>DX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at Sport (@Hard Skill@)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Hard Skill@-3, Combat Art (@Hard Skill@)-3</text:p>
          </table:table-cell>
          <table:table-cell office:value-type="string" calcext:value-type="string">
            <text:p>DX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 Hacking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 Operation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Programm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 Programming (AI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oisseur (@Subjec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oisseur (Dan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oisseur (Literatu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Literature-3, Poetry-3, Writing-3</text:p>
          </table:table-cell>
          <table:table-cell office:value-type="string" calcext:value-type="string">
            <text:p>IQ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oisseur (Mus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Group Performance (Conducting)-3, Musical Composition-3, Musical Instrument-3</text:p>
          </table:table-cell>
          <table:table-cell office:value-type="string" calcext:value-type="string">
            <text:p>IQ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oisseur (Visual Ar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oisseur (W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king (@Specialt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king (Baking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king (Beverage Making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erfeit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6, Forgery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minolog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5, Psych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bow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Mathematics (Cryptology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graphy (Code Desig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Mathematics (Cryptology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graphy (Cryptanalysi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Mathematics (Cryptology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@Subject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Busines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Headline New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High Cultu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Peopl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Politic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Popular Cultu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Regional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Science &amp;amp; Technology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Sport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Affairs (Travel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c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 Lies</text:p>
          </table:table-cell>
          <table:table-cell office:value-type="string" calcext:value-type="string">
            <text:p>Per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Per-6, Body Language-4, Psych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IQ-6, First Aid-8, Physician-4, Veterinar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plomac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IQ-6, Politics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70</text:p>
          </table:table-cell>
          <table:table-cell office:value-type="string" calcext:value-type="string">
            <text:p>@Unarmed or Melee Weapon Skill@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Brawling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Broad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Karat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Knif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Short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guise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IQ-5, Makeup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ng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Scuba-2, Battlesuit-4, NBC Suit-4, Vacc Suit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aming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Will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ving (@Vehicle class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Driving (Heavy Wheeled)-2, Driving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Automobil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Driving (Heavy Wheeled)-2, Driving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Construction Equipmen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Driving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Halftrack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IQ-5</text:p>
          </table:table-cell>
          <table:table-cell office:value-type="string" calcext:value-type="string">
            <text:p>DX-5, Driving (Tracked)-2, Driving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Heavy Wheeled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Driving (Automobile)-2, Driving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Hovercraf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IQ-5</text:p>
          </table:table-cell>
          <table:table-cell office:value-type="string" calcext:value-type="string">
            <text:p>DX-5, Driving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Locomotiv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Driving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Mecha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IQ-5</text:p>
          </table:table-cell>
          <table:table-cell office:value-type="string" calcext:value-type="string">
            <text:p>DX-5, Battlesuit-3, Driving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Motorcycl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Bicycling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ing (Tracked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</text:p>
          </table:table-cell>
          <table:table-cell office:value-type="string" calcext:value-type="string">
            <text:p>IQ-5, Driving (Halftrack)-2, Driving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p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DX-3, Throw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Broadswor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Guns (Pistol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Knif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Shortswor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6, Finance-3, Market Analysis-5, Merchan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bow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,MA71</text:p>
          </table:table-cell>
          <table:table-cell office:value-type="string" calcext:value-type="string">
            <text:p>Brawl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bow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,MA71</text:p>
          </table:table-cell>
          <table:table-cell office:value-type="string" calcext:value-type="string">
            <text:p>Karate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ician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ngineer (Electrical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@Electronics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Operation-4, Electronics Repair (Communications)-5, Engineer (Electronics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Communicati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Operation-4, Electronics Repair (Communications)-5, Engineer (Electronics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Electronic Warfa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Electronic Warfare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Force Shie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Force Shields)-5, Engineer (Electronics)-5, Electronics Operation-4</text:p>
          </table:table-cell>
          <table:table-cell office:value-type="string" calcext:value-type="string">
            <text:p>Skill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 Operation (Matter Transmitte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Matter Transmitters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Medi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Media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Med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Medical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Parachron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Parachronic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Psychotronic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Psychotronics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Scientif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cientific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Securit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Operation (Security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Senso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ensors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Sona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onar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Surveillan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urveillance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Operation (Tempor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Temporal)-5, Engineer (Electronics)-5, Electronics Oper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@Electronics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Communications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Communicati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Communications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Comput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Computer Operation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Electronic Warfa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Electronic Warfare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Force Shie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Force Shields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Matter Transmitte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Matter Transmitters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Medi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Media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Med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Medical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Parachron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Parachronic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Psychotronic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Psychotronics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Scientif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cientific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Securit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ecurity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Senso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ensors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Sona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onar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Surveillan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urveillance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 Repair (Tempor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Temporal)-3, Engineer (Electronics)-3, Electronics Repai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@Field of expertise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moury (Heavy Weapon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Artiller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moury (Heavy Weapon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Automobile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Automobile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Civi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chitecture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Clockwork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Clockwork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Combat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xplosives (Demolition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Electric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ician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Electron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Repair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Material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Chemistry-6, Metallurgy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Microtechn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Micromachine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Min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xplosives (Demolition)-6, Geology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Nanotechn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Nanomachine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Parachronic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Operation (Parachronic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Psychotron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Operation (Psychotronic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Robot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Robotic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Ship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Ship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Small Arm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moury (Small Arm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Starship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Starship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gineer (Tempor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Operation (Temporal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hrallment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ironment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tic Ar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Acrobatics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oteric Medicine</text:p>
          </table:table-cell>
          <table:table-cell office:value-type="string" calcext:value-type="string">
            <text:p>Per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Per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orcism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office:value-type="string" calcext:value-type="string">
            <text:p>Will-6, Religious Ritual-3, Ritual Magic-3, The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t Skill (Computer Securit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Conspiracy Theor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Egyp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Epidemi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Hydr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Military Scien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Natural Philosoph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Political Scien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Psion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Than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t Skill (Xen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losives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ngineer (Combat)-3, Engineer (Mining)-3, Explosives (Underwater Demolition)-2, Explosive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sives (Demoliti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ngineer (Combat)-3, Engineer (Mining)-3, Explosives (Underwater Demolition)-2, Explosive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sives (Explosive Ordnance Dispos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losives (Firework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Chemistry-3, Explosive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sives (Nuclear Ordnance Dispos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xplosives (Explosive Ordnance Disposal)-2, Explosive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sives (Underwater Demoliti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xplosives (Demolition)-2, Explosive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conr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Animal Handling (Raptor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Biology-5, Garden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-Draw (Arrow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Force Swor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Knif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Long Arm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Pistol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Swor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Two-Handed Swor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Draw (Ammo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t-Talk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IQ-5, A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3</text:p>
          </table:table-cell>
          <table:table-cell office:value-type="string" calcext:value-type="string">
            <text:p>@Unarmed or Melee Weapon Skill@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awling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oad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Force 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arat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nif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Short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ch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DX-5, Pickpocket-4, Sleight of Han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Accounting-4, Economics-3, Merchan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ger Lo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3</text:p>
          </table:table-cell>
          <table:table-cell office:value-type="string" calcext:value-type="string">
            <text:p>Arm Lock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 Eat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 Aid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IQ-4, Esoteric Medicine0, Physician0, Veterinar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shing</text:p>
          </table:table-cell>
          <table:table-cell office:value-type="string" calcext:value-type="string">
            <text:p>Per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P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6, Axe/Mace-4, Two-Handed Flail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ying Leap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ce 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Broadsword-3, Shortsword-3, Two-Handed Sword-3, Jitte/Sai-3, Knife-3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Whip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5, Kusari-3, Monowire Whip-3, Whip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ced Entry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ns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6, Crimin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ger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6, Counterfeit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Astrolog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Augur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Crystal Gazing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Dream Interpretati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Feng Shui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Palmistr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tune-Telling (Taro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ward Observer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Artiller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HT-5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ght Handl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5, Mathematics (Statistics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 (@Specialt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dening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4, Farm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rote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@Planet clas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Geology (Earthlike)-4, Meteorology (Earthlike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Earthlik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Geology (Earthlike)-4, Meteorology (Earthlike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Gas Giant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Gas Giants)-4, Meteorology (Gas Giants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Hostile Terrestri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Hostile Terrestrial)-4, Meteorology (Hostile Terrestrial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Ice Dwarf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Ice Dwarfs)-4, Meteorology (Ice Dwarfs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Ice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Ice Worlds)-4, Meteorology (Ice Worlds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hysical, Rock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Rock Worlds)-4, Meteorology (Rock Worlds)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Politic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Economics-4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graphy (Region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Area Knowledge-6, Ge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@Planet clas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Earthlike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Earthlik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Earthlike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Gas Giant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Gas Giants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Hostile Terrestri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Hostile Terrestrial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Ice Dwarf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Ice Dwarfs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Ice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Ice Worlds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logy (Rock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Rock Worlds)-4, Prospec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3</text:p>
          </table:table-cell>
          <table:table-cell office:value-type="string" calcext:value-type="string">
            <text:p>@Combat Skill@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awl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oadswor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arat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nif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Shortswor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 Performance (@Ar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Danc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 Performance (Choreograph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 Performance (Conducting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Musical Instrument-2, Sing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 Performance (Directing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 Performance (Fight Choreograph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ner (@Gu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er (Beams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er (Cann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er (Catapult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er (Machine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er (Rockets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@Gu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Grenade Launch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Gyroc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Light Anti-Armor Weap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Light Machine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Musket)-2, Guns (Pistol)-2, Guns (Rifle)-2, Guns (Shotgun)-2, Guns (Submachine Gu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Musket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Pistol)-2, Guns (Rifle)-2, Guns (Shotgun)-2, Guns (Submachine Gu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Pistol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Beam Weapons (Pistol)-4, Guns (Rifle)-2, Guns (Shotgun)-2, Guns (Submachine Gu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Rifl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Guns (Pistol)-2, Beam Weapons (Rifle)-4, Guns (Shotgun)-2, Guns (Submachine Gu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Shot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Guns (Pistol)-2, Guns (Rifle)-2, Guns (Submachine Gu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s (Submachine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Guns (Pistol)-2, Guns (Rifle)-2, Guns (Shotgu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zardous Materials (Biolog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zardous Materials (Chem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zardous Materials (Mag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zardous Materials (Nanotech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zardous Materials (Nuclea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aldr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, Savoir-Faire (High Society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b Lore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 Lore (@Subjec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 Lore (Conspiraci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 Lore (Demon Lo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 Lore (Earth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 Lore (Faerie Lo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dden Lore (Spirit Lo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king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HT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stor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by Skill (@Mental Hobb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by Skill (@Physical Hobby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dout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5, Sleight of Hand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 Archery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4</text:p>
          </table:table-cell>
          <table:table-cell office:value-type="string" calcext:value-type="string">
            <text:p>Bow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keeping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notism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ovable Stanc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ersonat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Mimicry (Speech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nate Attack (Beam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nate Attack (Breath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nate Attack (Gaz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nate Attack (Projectil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gence Analysi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IQ-6, Strategy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IQ-5, Intimidation-3, Psych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Will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Per-5, Act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isibility Art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weler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IQ-6, Smith (Copper)-4, Smith (Lead &amp;amp; Ti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tte/Sai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Force Sword-4, Main-Gauche-4, Shortsword-3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o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5</text:p>
          </table:table-cell>
          <table:table-cell office:value-type="string" calcext:value-type="string">
            <text:p>Karat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mp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ai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ck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5</text:p>
          </table:table-cell>
          <table:table-cell office:value-type="string" calcext:value-type="string">
            <text:p>Brawl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ck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5</text:p>
          </table:table-cell>
          <table:table-cell office:value-type="string" calcext:value-type="string">
            <text:p>Karate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ee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2,MA76</text:p>
          </table:table-cell>
          <table:table-cell office:value-type="string" calcext:value-type="string">
            <text:p>Brawling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ee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Karate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Force Sword-3, Main-Gauche-3, Shortsword-3</text:p>
          </table:table-cell>
          <table:table-cell office:value-type="string" calcext:value-type="string">
            <text:p>DX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ot-Ty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DX-4, Climbing-4, Seamanship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sari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6, Force Whip-3, Monowire Whip-3, Whip-3, Two-Handed Flail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w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therwork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sav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Swimm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ting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ht Walk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guist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p Reading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Per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 Projector (@Weapo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 Projector (Flamethrow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 Projector (Spray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 Projector (Squirt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quid Projector (Water Cann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erature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kpic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ist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IQ-5, Mechanic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-Gauch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Jitte/Sai-4, Knife-4, Rapier-3, Saber-3, Smallsword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up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IQ-4, Disguise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et Analysi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Economics-5, Merchant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Applied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Physics-5, Engineer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Computer Scien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Computer Programm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Cryp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Cryptograph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Pur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Pure: @Optional 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Statist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matics (Survey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Cartography-3, Navigation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@Machine class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erospac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Aerospa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erospac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Antimatter React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ntimatter Reactor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Autogyro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utogyro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Automobi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utomobil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Clockwork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07</text:p>
          </table:table-cell>
          <table:table-cell office:value-type="string" calcext:value-type="string">
            <text:p>IQ-5, Engineer (Clockwork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Construction Equipmen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Construction Equipment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Contragravit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Contragravity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Diesel Eng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Diesel Engi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Fission React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ission Reactor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Flight Pack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light Pack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Free-Flooding Sub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ree-Flooding Sub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Fuel Cel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uel Cell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Fusion React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usion Reactor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Gas Turb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Gas Turbi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Gasoline Eng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Gasoline Engi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Glid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Glider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alftrack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alftrack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eavy Airpla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eavy Airpla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eavy Wheeled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eavy Wheeled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elicopt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elicopter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igh-Performance Airpla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igh-Performance Airpla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igh-Performance Spacecraf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igh-Performance Spacecraft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Hovercraf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overcraft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arge Sub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arge Sub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egged Driv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egged Driv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ight Airpla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ight Airpla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ighter-Than-Ai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ighter-Than-Air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ightsai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ightsail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ow-G Wing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ow-G Wings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Low-Performance Spacecraf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ow-Performance Spacecraft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Mech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echa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Micromach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icromachines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Mini-Sub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ini-Sub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Motorcyc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otorcycl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Nanomach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Nanomachines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Reactionless Thruste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Reactionless Thrusters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Robotic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Robotics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Rocke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Rockets)-4, Machinist-5, Mechani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Steam Eng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Steam Engin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Tracked Driv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Tracked Driv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Tracked Vehic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Tracked Vehicl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Ultraligh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Ultralight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Verto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Vertol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chanic (Wheeled Driv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Wheeled Drive)-4, Machinist-5, Mechanic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Will-6, Autohypnosi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Strength</text:p>
          </table:table-cell>
          <table:table-cell office:value-type="string" calcext:value-type="string">
            <text:p>Will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, Finance-6, Market Analysis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llur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Chemistry-5, Jeweler-8, Smith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@Planet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Earthlik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Gas Gian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Hostile Terrestri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Ice Dwarf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Ice Wor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eorology (Rock Wor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icry (Animal Soun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IQ-6, Naturalist-6, Mimicry (Bird Call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icry (Bird Call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IQ-6, Naturalist-6, Mimicry (Animal Sounds)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icry (Speech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 Block</text:p>
          </table:table-cell>
          <table:table-cell office:value-type="string" calcext:value-type="string">
            <text:p>Will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Will-5, Meditation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owire Whip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6, Force Whip-3, Kusari-3, Whip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&lt;technique version="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tion-Picture Came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Photograph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DX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al Composition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Musical Instrument-2, Poetry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al Influence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al Instrument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uralist (@Planet type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ist (Earthlik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ist (Gas Giant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ist (Hostile Terrestri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ist (Ice Dwarf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ist (Ice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uralist (Rock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gation (@Environmen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5, Navigation (Land)-2, Navigation (Sea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gation (Ai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5, Navigation (Land)-2, Navigation (Sea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gation (Hyperspa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4, Mathematics (Applied)-4, Navigation (Space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gation (Land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5, Cartography-4, Mathematics (Surveying)-4, Navigation (Air)-2, Navigation (Sea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gation (Se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5, Seamanship-5, Navigation (Air)-2, Navigation (Land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igation (Spa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4, Mathematics (Applied)-4, Navigation (Hyperspace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C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Battlesuit-2, Diving Suit-4, Vacc Suit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ck Sna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77</text:p>
          </table:table-cell>
          <table:table-cell office:value-type="string" calcext:value-type="string">
            <text:p>ST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Cloak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-Landing Extracti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Pilot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Per-5, Shadow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ltism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Broadswor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Guns (Pistol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Knif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Shortswor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5, Animal Handling (Equines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ontology (Micropaleon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ontology (Paleoanthrop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, Anthropology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ontology (Paleobotan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ontology (Paleozo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handling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4, Fast Talk-2, Public Speak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chut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ry Missile-Weapon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5, Acting-2, Public Speak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uade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rmacy (Herb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rmacy (Synthetic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, Chemistry-5, Physician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losoph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5, Electronics Operation (Media)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7, First Aid-11, Veterinar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ysics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ics (@TL 6+ Optional 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iolog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, Diagnosis-5, Physician-5, Surger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kpocket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DX-6, Filch-5, Sleight of Hand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@Flying vehicle class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High-Performance Airplane)-2, Pilot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Aerospac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High-Performance Airplane)-2, Pilot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Autogyro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Piloting (Helicopter)-3, Piloting (Heavy Airplane)-4, Piloting-5</text:p>
          </table:table-cell>
          <table:table-cell office:value-type="string" calcext:value-type="string">
            <text:p>IQ-6, Piloting (Light Airplane)-4, Piloting (High-Performance Airplane)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oting (Contragravity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Vertol)-3, Pilo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Flight Pack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Vertol)-4, Pilo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Glider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Light Airplane)-2, Piloting (Ultralight)-2, Pilot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Heavy Airpla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High-Performance Airplane)-2, Piloting (Light Airplane)-2, Pilot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Helicopter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utogyro)-2, Piloting (Vertol)-4, Pilo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High-Performance Airpla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erospace)-2, Piloting (Heavy Airplane)-2, Piloting (Light Airplane)-2, Pilo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High-Performance Spacecraf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erospace)-4, Piloting (Low-Performance Spacecraft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Light Airpla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Glider)-2, Piloting (Heavy Airplane)-2, Piloting (High-Performance Airplane)-2, Piloting-4, Piloting (Ultralight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Lighter-Than-Air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Lightsail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Low-Performance Spacecraft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Low-G Wings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Glider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Low-Performance Spacecraf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erospace)-4, Piloting (High-Performance Spacecraft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Ultraligh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Gilder)-2, Piloting (Light Airplane)-2, Piloting (Heavy Airplane)-4, Piloting-5, Piloting (High-Performance Airplane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oting (Vertol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Contragravity)-3, Piloting (Helicopter)-4, Pilo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tr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5, Writ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on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Chemistry-5, Pharmacy-3, Physician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earm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Spear-4, Staff-4, Two-Handed Axe/Mac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itics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office:value-type="string" calcext:value-type="string">
            <text:p>IQ-5, Diplomac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Blow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ure Point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ure Secrets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essional Skill (@Mental Skill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essional Skill (@Physical Skill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office:value-type="string" calcext:value-type="string">
            <text:p>DX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aganda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Merchant-5, Psych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Ge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6, Soci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 Spea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Acting-5, Performance-2, Politics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Broadsword-4, Main-Gauche-3, Saber-3, Smallsword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us Ritual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Ritual Magic (@Specialty@)-6, Theology (@Specialty@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IQ-5, Writ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78</text:p>
          </table:table-cell>
          <table:table-cell office:value-type="string" calcext:value-type="string">
            <text:p>@Melee Weapon Skill@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ain Weapon (@Ranged Weapon@)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78</text:p>
          </table:table-cell>
          <table:table-cell office:value-type="string" calcext:value-type="string">
            <text:p>DX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Broad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Knif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Shortswor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 (@Specialty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@Specialty@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 (Camel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Camel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 (Dolphin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Dolphin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 (Dragon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Dragon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 (Equi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Equine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tual Magic (@Specialty@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Ritual Magic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pe U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Climb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HT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Broadsword-4, Shortswort-4, Main-Gauche-3, Rapier-3, Smallsword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@Social group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Games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Dojo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Games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High Society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Savoir-Faire (Servant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Mafia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Streetwise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Military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Polic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oir-Faire (Servant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Savoir-Faire (High Society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Climb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ounging</text:p>
          </table:table-cell>
          <table:table-cell office:value-type="string" calcext:value-type="string">
            <text:p>Per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Per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uba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manship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Per-5, Criminolog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Tra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Explosives (Demolitio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 Appeal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HT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dow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IQ-5, Observation-5, Stealth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 (Buckl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DX-4, Shield (Force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 (Force Shiel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DX-4, Shield (Buckler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eld (Shiel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phandling (@Ship clas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handling (Air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handling (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handling (Space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handling (Star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handling (Submarin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rt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Broadsword-2, Force Sword-4, Jitte/Sai-3, Knife-4, Saber-4, Smallsword-4, Tonfa-3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ing</text:p>
          </table:table-cell>
          <table:table-cell office:value-type="string" calcext:value-type="string">
            <text:p>HT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HT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ating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H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ing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HT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ight of Hand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Filch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ng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DX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p Handcuffs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Escape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ll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Shortsword-4, Main-Gauche-3, Rapier-3, Saber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th (Copp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6, Jeweler-4, Smith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th (Ir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, Smith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ith (Lead &amp;amp; Ti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, Jeweler-4, Smith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uggl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iolo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6, Anthropology-3, Psycholo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r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Polearm-4, Staff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ar Throwe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DX-5, Thrown Weapon (Spear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-Read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rts (@Speciality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DX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Polearm-4, Spear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ge Comba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Performance-3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5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office:value-type="string" calcext:value-type="string">
            <text:p>Strategy (Land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Intelligence Analysis-6, Tactics-6, Strate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tegy (Nav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Intelligence Analysis-6, Tactics-6, Strate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tegy (Spa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Intelligence Analysis-6, Tactics-6, Strategy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wis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marine (Free-Flooding Sub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marine (Large Sub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Submarine (Free-Flooding Sub)-5, Submarine (Mini-Sub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marine (Min-Sub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Submarin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mariner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ggest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o Wrestl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ger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First Aid-12, Physician-5, Physiology-8, Veterinar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@Environment@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Open Ocean)-4, Survival (Reef)-4, Survival (River/Stream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Arctic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Desert)-3, Survival (Island/Beach)-3, Survival (Jungle)-3, Survival (Mountain)-3, Survival (Plains)-3, Survival (Swamplands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Bank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Deep Ocean Vent)-4, Survival (Fresh-Water Lake)-4, Survival (Open Ocean)-4, Survival (Reef)-4, Survival (River/Stream)-4, Survival (Salt-Water Sea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Deep Ocean Vent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Fresh-Water Lake)-4, Survival (Open Ocean)-4, Survival (Reef)-4, Survival (River/Stream)-4, Survival (Salt-Water Sea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Desert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Island/Beach)-3, Survival (Jungle)-3, Survival (Mountain)-3, Survival (Plains)-3, Survival (Swampland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Fresh-Water Lake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Open Ocean)-4, Survival (Reef)-4, Survival (River/Stream)-4, Survival (Salt-Water Sea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Island/Beach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Tropical Lagoon)-4, Survival (Arctic)-3, Survival (Desert)-3, Survival (Jungle)-3, Survival (Mountain)-3, Survival (Plains)-3, Survival (Swampland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Jungle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Mountain)-3, Survival (Plains)-3, Survival (Swampland)-3, Survival (Island/Beach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Mountain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Island/Beach)-3, Survival (Jungle)-3, Survival (Plains)-3, Survival (Swampland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Open Ocean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Reef)-4, Survival (River/Stream)-4, Survival (Salt-Water Sea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Plains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Island/Beach)-3, Survival (Jungle)-3, Survival (Mountain)-3, Survival (Swampland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Reef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Open Ocean)-4, Survival (River/Stream)-4, Survival (Salt-Water Sea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River/Stream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Swampland)-4, Survival (Bank)-4, Survival (Deep Ocean Vent)-4, Survival (Fresh-Water Lake)-4, Survival (Open Ocean)-4, Survival (Reef)-4, Survival (Salt-Water Sea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Salt-Water Sea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Open Ocean)-4, Survival (Reef)-4, Survival (River/Stream)-4, Survival (Tropical Lagoon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Swampland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6, Naturalist-3, Survival (River/Stream)-4, Survival (Arctic)-3, Survival (Desert)-3, Survival (Jungle)-3, Survival (Mountain)-3, Survival (Plains)-3, Survival (Island/Beach)-3, Survival (Woodlands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Tropical Lagoon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Island/Beach)-4, Survival (Bank)-4, Survival (Deep Ocean Vent)-4, Survival (Fresh-Water Lake)-4, Survival (Open Ocean)-4, Survival (Reef)-4, Survival (Salt-Water Sea)-4, Survival (River/Stream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vival (Woodlands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Island/Beach)-3, Survival (Jungle)-3, Survival (Mountain)-3, Survival (Plains)-3, Survival (Swampland)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y Emotions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@Two-Handed Weapon Skill@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Polear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Spear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Staff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@Unarmed Combat Skill@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Judo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Karate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Sumo Wrestl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mming</text:p>
          </table:table-cell>
          <table:table-cell office:value-type="string" calcext:value-type="string">
            <text:p>HT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HT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bol Drawing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t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IQ-6, Strategy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ster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IQ-5, Animal Handling (@Specialty@)-4, Riding (@Specialty@)-2, Teamster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ster (Equ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IQ-5, Animal Handling (Equines)-4, Riding (Equines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umatolog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IQ-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olog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IQ-6, Religious Ritual (@Specialty@)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3, Dropping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ing Art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wn Weapon (@Specialty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Axe/Mac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Dart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Throw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Harpo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Thrown Weapon (Spear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Knif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Shurike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Throwing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Spea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Spear Thrower-4, Thrown Weapon (Harpoon)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n Weapon (Stick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fa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5, Shortsword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Per-5, Naturalist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s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IQ-5, Lockpicking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Handed Axe/Mac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Axe/Mace-3, Polearm-4, Two-Handed Flail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Handed Flail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6, Flail-3, Kusari-4, Two-Handed Axe/Mace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Handed 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Broadsword-4, Force Sword-4</text:p>
          </table:table-cell>
          <table:table-cell office:value-type="string" calcext:value-type="string">
            <text:p>DX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DX-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 Survival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Per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cc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Diving Suit-4, NBC Suit-2, Battlesuit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riloquism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terinar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Animal Handling-6, Physician-5, Surgery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ther Sens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rd Science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p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5, Force Whip-3, Kusari-3, Monowire Whip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@Melee Weapon Skill@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Box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Broadsword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Karate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Staff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Two-Handed Sword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by Touc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Lockpicking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estl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IQ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 Archer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491" meta:object-count="0"/>
    <meta:generator>LibreOffice/7.0.4.2$Linux_X86_64 LibreOffice_project/00$Build-2</meta:generator>
  </office:meta>
</office:document-meta>
</file>